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67cm" fo:margin-left="0.018cm" table:align="left"/>
    </style:style>
    <style:style style:name="Tabla1.A" style:family="table-column">
      <style:table-column-properties style:column-width="4.2cm"/>
    </style:style>
    <style:style style:name="Tabla1.B" style:family="table-column">
      <style:table-column-properties style:column-width="4.267cm"/>
    </style:style>
    <style:style style:name="Tabla1.C" style:family="table-column">
      <style:table-column-properties style:column-width="4.233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1523" officeooo:paragraph-rsid="000b1523"/>
    </style:style>
    <style:style style:name="P2" style:family="paragraph" style:parent-style-name="Standard">
      <style:paragraph-properties fo:text-align="end" style:justify-single-word="false"/>
      <style:text-properties officeooo:rsid="000b1523" officeooo:paragraph-rsid="000b1523"/>
    </style:style>
    <style:style style:name="P3" style:family="paragraph" style:parent-style-name="Standard">
      <style:text-properties officeooo:rsid="000cceae" officeooo:paragraph-rsid="000cceae"/>
    </style:style>
    <style:style style:name="P4" style:family="paragraph" style:parent-style-name="Text_20_body">
      <style:text-properties officeooo:rsid="000c96b6" officeooo:paragraph-rsid="000cceae"/>
    </style:style>
    <style:style style:name="P5" style:family="paragraph" style:parent-style-name="Text_20_body">
      <style:text-properties officeooo:paragraph-rsid="000cceae"/>
    </style:style>
    <style:style style:name="T1" style:family="text">
      <style:text-properties officeooo:rsid="000c96b6"/>
    </style:style>
    <style:style style:name="T2" style:family="text">
      <style:text-properties officeooo:rsid="000cceae"/>
    </style:style>
    <style:style style:name="T3" style:family="text">
      <style:text-properties fo:font-weight="bold" officeooo:rsid="000ccea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ext:s text:c="2"/></text:span></text:p>
      <text:p text:style-name="P4"/>
      <text:p text:style-name="P4"><text:span text:style-name="T2">Se llama </text:span><text:span text:style-name="T3">Gastos operacionales</text:span><text:span text:style-name="T2"> al dinero que una empresa o una organización debe desembolsar en concepto del desarrollo de las diferentes actividades que despliega. Entre los más comunes podemos citar los siguientes: pago por el alquiler del local o la oficina en la cual está asentada, pago de salarios a sus empleados y compra de suministros.</text:span></text:p>
      <text:p text:style-name="P4"><text:span text:style-name="T2">Es decir, de alguna manera, los gastos operacionales son los que una empresa destinará para mantener en actividad su condición de empresa o en su defecto para modificar la condición de inactiva en caso que no lo este para así poder volver a estar en óptimas condiciones de trabajo.</text:span></text:p>
      <text:p text:style-name="P4"><text:span text:style-name="T2">Los gastos operacionales se dividen en cuatro tipos: gastos administrativos (sueldos y aquellos servicios de la oficina), gastos financieros (pago por intereses, emisión de cheques), gastos hundidos (son aquellos gastos que se realizan antes del comienzo de las operaciones correspondientes a las actividades) y gastos de representación (incluyen gastos de viajes, de movilidad en los mismos, por comidas, entre otros).</text:span></text:p>
      <text:p text:style-name="P4"><text:span text:style-name="T2">A los gastos operacionales también se los suele llamar gastos indirectos, ya que como bien indicamos más arriba, los mismos corresponden al funcionamiento del negocio, por tanto, no resultan ser inversiones, como puede ser el gasto que se desembolsa por la compra de alguna máquina, que sí resulta ser una inversión.</text:span></text:p>
      <text:p text:style-name="P4"><text:span text:style-name="T2">Entonces, una inversión es la colocación de capital que se realiza con el objetivo de conseguir una ganancia futura, es decir, cuando se invierte se está resignando un beneficio inmediato por uno futuro.</text:span></text:p>
      <text:p text:style-name="P4"><text:span text:style-name="T2">Y aquí es donde radica la principal diferencia entre inversión y gastos operacionales, ya que estos últimos se encuentran absolutamente destinados al funcionamiento del negocio en cuestión y no se concretan a la espera de un futuro beneficio, sino que la misión es facilitar la subsistencia del negocio.</text:span></text:p>
      <text:p text:style-name="P5"><text:span text:style-name="T2">La compra de una fotocopiadora es una inversión para una empresa, en tanto, las hojas que se compran para plasmar las fotocopias, el mantenimiento y todo lo que requiere la misma para mantener su funcionamiento son gastos operacionales.</text:span></text:p>
      <text:p text:style-name="P5">Lo que estamos denominando cuando hablamos de gastos operacionales son aquellos costos fijos o permanentes en el funcionamiento de una empresa, negocio o los gastos permanentes para la producción o fabricación de un producto. En inglés se llaman OPEX, que significa Operating Expense. Se diferencian, pero a su vez complementan con los CAPEX, o costos de capital, que son aquellos costos que no son “consumibles”.</text:p>
      <table:table table:name="Tabla1" table:style-name="Tabla1">
        <table:table-column table:style-name="Tabla1.A"/>
        <table:table-column table:style-name="Tabla1.B"/>
        <table:table-column table:style-name="Tabla1.C"/>
        <table:table-column table:style-name="Tabla1.B"/>
        <table:table-row>
          <table:table-cell table:style-name="Tabla1.A1" office:value-type="string">
            <text:p text:style-name="P1">Gastos</text:p>
          </table:table-cell>
          <table:table-cell table:style-name="Tabla1.A1" office:value-type="string">
            <text:p text:style-name="P1">Cuarto Trimestre</text:p>
          </table:table-cell>
          <table:table-cell table:style-name="Tabla1.A1" office:value-type="string">
            <text:p text:style-name="P1">Tercer Trimestre</text:p>
          </table:table-cell>
          <table:table-cell table:style-name="Tabla1.D1" office:value-type="string">
            <text:p text:style-name="P1">Cambio</text:p>
          </table:table-cell>
        </table:table-row>
        <table:table-row>
          <table:table-cell table:style-name="Tabla1.A2" office:value-type="string">
            <text:p text:style-name="P1">Nómina</text:p>
          </table:table-cell>
          <table:table-cell table:style-name="Tabla1.A2" office:value-type="string">
            <text:p text:style-name="P2">330.485.000</text:p>
          </table:table-cell>
          <table:table-cell table:style-name="Tabla1.A2" office:value-type="string">
            <text:p text:style-name="P2">289.800.000</text:p>
          </table:table-cell>
          <table:table-cell table:style-name="Tabla1.D2" office:value-type="string">
            <text:p text:style-name="P2">14.04%</text:p>
          </table:table-cell>
        </table:table-row>
        <table:table-row>
          <table:table-cell table:style-name="Tabla1.A2" office:value-type="string">
            <text:p text:style-name="P1">Impuestos</text:p>
          </table:table-cell>
          <table:table-cell table:style-name="Tabla1.A2" office:value-type="string">
            <text:p text:style-name="P2">35.500.000</text:p>
          </table:table-cell>
          <table:table-cell table:style-name="Tabla1.A2" office:value-type="string">
            <text:p text:style-name="P2">12.075.000</text:p>
          </table:table-cell>
          <table:table-cell table:style-name="Tabla1.D2" office:value-type="string">
            <text:p text:style-name="P2">194.00%</text:p>
          </table:table-cell>
        </table:table-row>
        <table:table-row>
          <table:table-cell table:style-name="Tabla1.A2" office:value-type="string">
            <text:p text:style-name="P1">Alquiler</text:p>
          </table:table-cell>
          <table:table-cell table:style-name="Tabla1.A2" office:value-type="string">
            <text:p text:style-name="P2">29.600.000</text:p>
          </table:table-cell>
          <table:table-cell table:style-name="Tabla1.A2" office:value-type="string">
            <text:p text:style-name="P2">29.600.000</text:p>
          </table:table-cell>
          <table:table-cell table:style-name="Tabla1.D2" office:value-type="string">
            <text:p text:style-name="P2">0.00%</text:p>
          </table:table-cell>
        </table:table-row>
        <table:table-row>
          <table:table-cell table:style-name="Tabla1.A2" office:value-type="string">
            <text:p text:style-name="P1">Teléfono</text:p>
          </table:table-cell>
          <table:table-cell table:style-name="Tabla1.A2" office:value-type="string">
            <text:p text:style-name="P2">6.200.000</text:p>
          </table:table-cell>
          <table:table-cell table:style-name="Tabla1.A2" office:value-type="string">
            <text:p text:style-name="P2">2.173.500</text:p>
          </table:table-cell>
          <table:table-cell table:style-name="Tabla1.D2" office:value-type="string">
            <text:p text:style-name="P2">185.25%</text:p>
          </table:table-cell>
        </table:table-row>
        <text:soft-page-break/>
        <table:table-row>
          <table:table-cell table:style-name="Tabla1.A2" office:value-type="string">
            <text:p text:style-name="P1">Correo</text:p>
          </table:table-cell>
          <table:table-cell table:style-name="Tabla1.A2" office:value-type="string">
            <text:p text:style-name="P2">4.980.000</text:p>
          </table:table-cell>
          <table:table-cell table:style-name="Tabla1.A2" office:value-type="string">
            <text:p text:style-name="P2">8.780.000</text:p>
          </table:table-cell>
          <table:table-cell table:style-name="Tabla1.D2" office:value-type="string">
            <text:p text:style-name="P2">-43.28%</text:p>
          </table:table-cell>
        </table:table-row>
        <table:table-row>
          <table:table-cell table:style-name="Tabla1.A2" office:value-type="string">
            <text:p text:style-name="P1">Servicios públicos</text:p>
          </table:table-cell>
          <table:table-cell table:style-name="Tabla1.A2" office:value-type="string">
            <text:p text:style-name="P2">9.060.000</text:p>
          </table:table-cell>
          <table:table-cell table:style-name="Tabla1.A2" office:value-type="string">
            <text:p text:style-name="P2">2.500.000</text:p>
          </table:table-cell>
          <table:table-cell table:style-name="Tabla1.D2" office:value-type="string">
            <text:p text:style-name="P2">262.40%</text:p>
          </table:table-cell>
        </table:table-row>
        <table:table-row>
          <table:table-cell table:style-name="Tabla1.A2" office:value-type="string">
            <text:p text:style-name="P1">Útiles de oficina</text:p>
          </table:table-cell>
          <table:table-cell table:style-name="Tabla1.A2" office:value-type="string">
            <text:p text:style-name="P2">6.037.500</text:p>
          </table:table-cell>
          <table:table-cell table:style-name="Tabla1.A2" office:value-type="string">
            <text:p text:style-name="P2">4.350.000</text:p>
          </table:table-cell>
          <table:table-cell table:style-name="Tabla1.D2" office:value-type="string">
            <text:p text:style-name="P2">38.79%</text:p>
          </table:table-cell>
        </table:table-row>
      </table:table>
      <text:p text:style-name="Text_20_body"/>
      <text:p text:style-name="Text_20_body">Para ejemplificar mejor la diferencia entre un gasto operacional (OPEX) y un gasto de capital (CAPEX), pensemos en una empresa donde se necesita comprar maquinaria para realizar impresiones. Las impresoras o copiadoras que se compren, es decir, las máquinas, serán gastos de capital, mientras que todos los insumos que se necesitan para realizar impresiones, más el gasto de energía eléctrica o mantenimiento técnico de las máquinas, son parte de los gastos operativos.</text:p>
      <text:p text:style-name="Text_20_body">Por esto, se dice que los gastos operativos u operacionales son esos gastos que surgen de la actividad diaria del negocio o empresa, que están relacionados con las acciones de ventas, administración, o desarrollo cotidiano, mientras que los demás tienden a ser gastos a largo plazo, aunque también debemos reconocer que a través de los gastos operacionales se amortizan los gastos de capital, puesto que estos mismos son invertidos para contar con maquinarias, herramientas u otros elementos de larga duración, son inversiones a largo plazo. Cuando se realizan estados de resultados de un negocio o empresa, los OPEX son la suma de todos los gatos necesarios para el funcionamiento del negocio o empresa, durante un período de tiempo determinado, por ejemplo un año (puede ser mensual, bimensual, trimestral, semestral, o cualquier período que se to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mbre Apellidos</meta:initial-creator>
    <meta:creation-date>2014-03-22T12:26:18.211000000</meta:creation-date>
    <dc:date>2014-03-22T13:27:00.789000000</dc:date>
    <dc:creator>Nombre Apellidos</dc:creator>
    <meta:editing-duration>PT57M48S</meta:editing-duration>
    <meta:editing-cycles>4</meta:editing-cycles>
    <meta:generator>LibreOffice/4.2.2.1$Windows_x86 LibreOffice_project/3be8cda0bddd8e430d8cda1ebfd581265cca5a0f</meta:generator>
    <meta:document-statistic meta:table-count="1" meta:image-count="0" meta:object-count="0" meta:page-count="2" meta:paragraph-count="43" meta:word-count="644" meta:character-count="4133" meta:non-whitespace-character-count="3529"/>
  </office:meta>
</office:document-meta>
</file>